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c33" officeooo:paragraph-rsid="001c3c33"/>
    </style:style>
    <style:style style:name="P2" style:family="paragraph" style:parent-style-name="Standard">
      <style:text-properties officeooo:rsid="001d20aa" officeooo:paragraph-rsid="001d20aa"/>
    </style:style>
    <style:style style:name="P3" style:family="paragraph" style:parent-style-name="Standard">
      <style:text-properties officeooo:rsid="001ecced" officeooo:paragraph-rsid="001ecced"/>
    </style:style>
    <style:style style:name="T1" style:family="text">
      <style:text-properties officeooo:rsid="001cf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me <text:span text:style-name="T1">bugun </text:span></text:p>
      <text:p text:style-name="P1"/>
      <text:p text:style-name="P2">git github umit branchi</text:p>
      <text:p text:style-name="P2"/>
      <text:p text:style-name="P3">2.direnc calismas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20:07:36.815000000</dc:date>
    <meta:editing-duration>PT40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8" meta:character-count="55" meta:non-whitespace-character-count="48"/>
  </office:meta>
</office:document-meta>
</file>